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6.75cm" fo:min-width="0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stroke-linejoin="miter" svg:stroke-linecap="square" draw:fill="none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2.5cm" fo:min-width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0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2.58cm" fo:min-width="2.33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2.226cm" fo:min-width="1.976cm"/>
    </style:style>
    <style:style style:name="gr12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13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14" style:family="graphic" style:parent-style-name="standard">
      <style:graphic-properties draw:stroke="solid" svg:stroke-width="0cm" svg:stroke-color="#000000" draw:fill-color="#ff9600" draw:textarea-horizontal-align="justify" draw:textarea-vertical-align="middle" draw:auto-grow-height="false" fo:min-height="0.073cm" fo:min-width="0cm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1cm" svg:x="2.941cm" svg:y="4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.5cm" svg:x="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37cm" svg:height="0.641cm" svg:x="2.081cm" svg:y="8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837cm" svg:height="0.641cm" svg:x="2.082cm" svg:y="8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5cm" svg:height="2.75cm" svg:x="2.2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cm" svg:height="2.75cm" svg:x="2.385cm" svg:y="5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2.25cm" svg:y="7.7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25cm" svg:height="0.251cm" svg:x="2.385cm" svg:y="7.74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cm" svg:height="4cm" svg:x="0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5cm" svg:height="3.5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29cm" svg:height="0.641cm" draw:transform="rotate (1.5707963267949) translate (2.752cm 5.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41cm" svg:height="0.642cm" draw:transform="rotate (1.5707963267949) translate (2.75cm 6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41cm" svg:height="0.642cm" draw:transform="rotate (1.5707963267949) translate (2.751cm 5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54cm" svg:height="0.455cm" draw:transform="rotate (1.5707963267949) translate (2.842cm 5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54cm" svg:height="0.455cm" draw:transform="rotate (1.5707963267949) translate (2.846cm 6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1:52:32.343000000</dc:date>
    <meta:editing-duration>PT15M8S</meta:editing-duration>
    <meta:editing-cycles>51</meta:editing-cycles>
    <meta:generator>LibreOffice/7.5.0.3$Windows_X86_64 LibreOffice_project/c21113d003cd3efa8c53188764377a8272d9d6de</meta:generator>
    <meta:document-statistic meta:object-count="17"/>
  </office:meta>
</office:document-meta>
</file>